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2">
      <style:paragraph-properties>
        <style:tab-stops>
          <style:tab-stop style:position="6.4965in" style:type="right" style:leader-style="dotted" style:leader-text="."/>
        </style:tab-stops>
      </style:paragraph-properties>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189d8" officeooo:paragraph-rsid="001189d8"/>
    </style:style>
    <style:style style:name="P4" style:family="paragraph" style:parent-style-name="Text_20_body">
      <style:text-properties officeooo:rsid="0012acaa" officeooo:paragraph-rsid="0012acaa"/>
    </style:style>
    <style:style style:name="P5" style:family="paragraph" style:parent-style-name="Text_20_body">
      <style:text-properties officeooo:rsid="0012bb24" officeooo:paragraph-rsid="0012acaa"/>
    </style:style>
    <style:style style:name="P6" style:family="paragraph" style:parent-style-name="Text_20_body">
      <style:text-properties officeooo:rsid="0012bb24" officeooo:paragraph-rsid="0012bb24"/>
    </style:style>
    <style:style style:name="P7" style:family="paragraph" style:parent-style-name="Text_20_body">
      <style:paragraph-properties fo:break-before="page"/>
      <style:text-properties officeooo:rsid="0010606c" officeooo:paragraph-rsid="0010606c"/>
    </style:style>
    <style:style style:name="P8" style:family="paragraph" style:parent-style-name="Title">
      <style:text-properties officeooo:rsid="0010606c" officeooo:paragraph-rsid="0010606c"/>
    </style:style>
    <style:style style:name="P9" style:family="paragraph" style:parent-style-name="Heading_20_3">
      <style:text-properties officeooo:rsid="0010606c" officeooo:paragraph-rsid="0010606c"/>
    </style:style>
    <style:style style:name="P10" style:family="paragraph" style:parent-style-name="Heading_20_2">
      <style:text-properties officeooo:rsid="0010606c" officeooo:paragraph-rsid="0010606c"/>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3">
      <style:paragraph-properties>
        <style:tab-stops>
          <style:tab-stop style:position="6.3in" style:type="right" style:leader-style="dotted" style:leader-text="."/>
        </style:tab-stops>
      </style:paragraph-properties>
    </style:style>
    <style:style style:name="P13" style:family="paragraph" style:parent-style-name="Heading_20_1">
      <style:paragraph-properties fo:break-before="page"/>
      <style:text-properties officeooo:rsid="0010606c" officeooo:paragraph-rsid="0010606c"/>
    </style:style>
    <style:style style:name="T1" style:family="text">
      <style:text-properties officeooo:rsid="0012acaa"/>
    </style:style>
    <style:style style:name="T2" style:family="text">
      <style:text-properties officeooo:rsid="0012bb2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read-basierte Obfuskation</text:p>
      <text:p text:style-name="P7"/>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1"><text:a xlink:type="simple" xlink:href="#__RefHeading___Toc106_572132446" text:style-name="Index_20_Link" text:visited-style-name="Index_20_Link">Einführung<text:tab/>3</text:a></text:p>
          <text:p text:style-name="P11"><text:a xlink:type="simple" xlink:href="#__RefHeading___Toc108_572132446" text:style-name="Index_20_Link" text:visited-style-name="Index_20_Link">Implementierung<text:tab/>4</text:a></text:p>
          <text:p text:style-name="P1"><text:a xlink:type="simple" xlink:href="#__RefHeading___Toc110_572132446" text:style-name="Index_20_Link" text:visited-style-name="Index_20_Link">Entwurfsentscheidungen<text:tab/>4</text:a></text:p>
          <text:p text:style-name="P12"><text:a xlink:type="simple" xlink:href="#__RefHeading___Toc112_572132446" text:style-name="Index_20_Link" text:visited-style-name="Index_20_Link">LLVM<text:tab/>4</text:a></text:p>
        </text:index-body>
      </text:table-of-content>
      <text:p text:style-name="P2"/>
      <text:h text:style-name="P13" text:outline-level="1"><text:bookmark-start text:name="__RefHeading___Toc106_572132446"/>Einführung<text:bookmark-end text:name="__RefHeading___Toc106_572132446"/></text:h>
      <text:p text:style-name="P3">In der Informationstechnologie herrscht ein ständiges “Katz- und Maus”-Spiel zwischen Entwicklern (oder auch “Enginieers”) auf der einen Seite und “Reverse Engineers” auf der anderen Seite. Dabei ist es unabhängig, ob Entwickler nun kommerzielle oder bösartige Absichten verfolgen bzw. “Reverse Engineers” versuchen closed-source Software für illegale Zwecke zu analysieren oder versuchen eine automatische Erkennung von gefährlicher Software zu realisieren. <text:span text:style-name="T1">Eine verbreitete Technik die Entwickler nutzen um den “Reverse Engineering”-Prozess zu erschweren, ist die Obfuskation []. Unter Obfuskation wird “” [] verstanden; eine gute Übersicht über die gängigen Techniken bietet [].</text:span></text:p>
      <text:p text:style-name="P4">In dieser Arbeit wird eine in der Literatur nicht gängige Technik zur Obfuskation von Maschinencode vorgestellt und untersucht. <text:span text:style-name="T2">Für diese Technik werden </text:span></text:p>
      <text:p text:style-name="P5"/>
      <text:h text:style-name="P13" text:outline-level="1"><text:bookmark-start text:name="__RefHeading___Toc108_572132446"/>Implementierung<text:bookmark-end text:name="__RefHeading___Toc108_572132446"/></text:h>
      <text:p text:style-name="P6">Inplikation: Platformabhängig; Platform muss Unterstützung für Threading und Synchronisation durch Semaphore o.ä bieten. </text:p>
      <text:h text:style-name="P10" text:outline-level="2"><text:bookmark-start text:name="__RefHeading___Toc110_572132446"/>Entwurfsentscheidungen<text:bookmark-end text:name="__RefHeading___Toc110_572132446"/></text:h>
      <text:h text:style-name="P9" text:outline-level="3"><text:bookmark-start text:name="__RefHeading___Toc112_572132446"/>LLVM<text:bookmark-end text:name="__RefHeading___Toc112_57213244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12T12:49:20.233658119</dc:date>
    <meta:editing-duration>PT18M27S</meta:editing-duration>
    <meta:editing-cycles>5</meta:editing-cycles>
    <meta:generator>LibreOffice/6.0.7.3$Linux_X86_64 LibreOffice_project/00m0$Build-3</meta:generator>
    <meta:document-statistic meta:table-count="0" meta:image-count="0" meta:object-count="0" meta:page-count="4" meta:paragraph-count="13" meta:word-count="139" meta:character-count="1110" meta:non-whitespace-character-count="982"/>
  </office:meta>
</office:document-meta>
</file>